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2"/>
    <style:style style:name="P2" style:family="paragraph" style:parent-style-name="Preformatted_20_Text" style:list-style-name="L2">
      <style:paragraph-properties style:writing-mode="lr-tb"/>
    </style:style>
    <style:style style:name="P3" style:family="paragraph" style:parent-style-name="Preformatted_20_Text" style:list-style-name="L2">
      <style:paragraph-properties fo:margin-top="0cm" fo:margin-bottom="0.499cm" style:contextual-spacing="false" style:writing-mode="lr-tb"/>
    </style:style>
    <style:style style:name="P4" style:family="paragraph" style:parent-style-name="Preformatted_20_Text" style:list-style-name="L2">
      <style:paragraph-properties fo:margin-left="0cm" fo:margin-right="0cm" fo:text-indent="0cm" style:auto-text-indent="false" style:writing-mode="lr-tb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Text_20_body">
      <style:paragraph-properties fo:margin-top="0cm" fo:margin-bottom="0cm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5"><text:span text:style-name="Strong_20_Emphasis">Definición de herencia y su principal objetivo en programación orientada a objetos</text:span></text:p>
          <text:list>
            <text:list-item>
              <text:p text:style-name="P6">La herencia es una característica en programación orientada a objetos que permite a una clase (conocida como subclase o clase derivada) adquirir atributos y métodos de otra clase (superclase o clase base). Su principal objetivo es fomentar la reutilización de código y posibilitar la creación de jerarquías de clases, donde las subclases pueden extender o especializar las funcionalidades de la clase base.</text:p>
            </text:list-item>
          </text:list>
        </text:list-item>
        <text:list-item>
          <text:p text:style-name="P5"><text:span text:style-name="Strong_20_Emphasis">Relevancia de la encapsulación en el contexto de la herencia</text:span></text:p>
          <text:list>
            <text:list-item>
              <text:p text:style-name="P6">La encapsulación permite ocultar los detalles internos de una clase y proteger sus datos para que solo ciertos métodos puedan acceder o modificar sus atributos. En el ámbito de la herencia, la encapsulación ayuda a definir qué información de la clase base se hereda y cómo se utiliza en las subclases, garantizando que solo se exponga lo necesario y preservando la integridad de los datos.</text:p>
            </text:list-item>
          </text:list>
        </text:list-item>
        <text:list-item>
          <text:p text:style-name="P5"><text:span text:style-name="Strong_20_Emphasis">Tipos de visibilidad (public, private, protected) en el contexto de la herencia</text:span></text:p>
          <text:list>
            <text:list-item>
              <text:p text:style-name="P6"><text:span text:style-name="Strong_20_Emphasis">public</text:span>: Los miembros públicos de una clase están accesibles desde cualquier otra clase, incluyendo las clases derivadas.</text:p>
            </text:list-item>
            <text:list-item>
              <text:p text:style-name="P6"><text:span text:style-name="Strong_20_Emphasis">protected</text:span>: Los miembros protegidos pueden ser accedidos desde la clase y sus subclases, pero no desde fuera de la jerarquía de herencia.</text:p>
            </text:list-item>
            <text:list-item>
              <text:p text:style-name="P6"><text:span text:style-name="Strong_20_Emphasis">private</text:span>: Los miembros privados solo son accesibles dentro de la propia clase. No pueden ser accedidos directamente desde subclases ni desde otras clases, aunque pueden heredarse, sin acceso directo.</text:p>
            </text:list-item>
          </text:list>
        </text:list-item>
        <text:list-item>
          <text:p text:style-name="P5"><text:span text:style-name="Strong_20_Emphasis">Definición de especialización</text:span></text:p>
          <text:list>
            <text:list-item>
              <text:p text:style-name="P6">La especialización es el proceso mediante el cual una subclase se deriva de una clase base para añadir funcionalidades o comportamientos específicos, convirtiéndose en una versión adaptada de la clase base. Esto permite que la subclase se diferencie con características adicionales o modificadas.</text:p>
            </text:list-item>
          </text:list>
        </text:list-item>
        <text:list-item>
          <text:p text:style-name="P5"><text:span text:style-name="Strong_20_Emphasis">Ventajas y posibles inconvenientes de utilizar herencia múltiple</text:span></text:p>
          <text:list>
            <text:list-item>
              <text:p text:style-name="P6"><text:span text:style-name="Strong_20_Emphasis">Ventajas</text:span>: Permite que una clase herede características de varias clases, ofreciendo una mayor flexibilidad y reutilización del código.</text:p>
            </text:list-item>
            <text:list-item>
              <text:p text:style-name="P5"><text:span text:style-name="Strong_20_Emphasis">Inconvenientes</text:span>: La herencia múltiple puede causar conflictos, como ambigüedades cuando una subclase hereda métodos o atributos con el mismo nombre desde diferentes clases base, lo que puede complicar el diseño y el mantenimiento del código.</text:p>
            </text:list-item>
          </text:list>
        </text:list-item>
      </text:list>
      <text:h text:style-name="Heading_20_3" text:outline-level="3"><text:s/>Análisis y Ejecución del Código en C++</text:h>
      <text:list text:style-name="L2">
        <text:list-item>
          <text:p text:style-name="P8"><text:span text:style-name="Strong_20_Emphasis">Funcionamiento del programa</text:span></text:p>
          <text:list>
            <text:list-item>
              <text:p text:style-name="P9">El programa define una jerarquía de clases que representan diferentes tipos de personas. La clase base, <text:span text:style-name="Source_20_Text">Persona</text:span>, almacena el nombre y la edad de una persona y tiene un método <text:span text:style-name="Source_20_Text">mostrarPersona</text:span> para mostrar esta información. La clase <text:span text:style-name="Source_20_Text">Empleado</text:span> hereda de <text:span text:style-name="Source_20_Text">Persona</text:span> y agrega un atributo <text:span text:style-name="Source_20_Text">sueldo</text:span>, junto con el método <text:span text:style-name="Source_20_Text">mostrarEmpleado</text:span> que muestra el nombre, edad y sueldo. La clase <text:span text:style-name="Source_20_Text">Estudiante</text:span> también hereda de <text:span text:style-name="Source_20_Text">Persona</text:span> y añade un atributo <text:span text:style-name="Source_20_Text">notaFinal</text:span> con su respectivo método <text:span text:style-name="Source_20_Text">mostrarEstudiante</text:span>. Finalmente, la clase <text:span text:style-name="Source_20_Text">Tecnico</text:span> <text:soft-page-break/>hereda de <text:span text:style-name="Source_20_Text">Estudiante</text:span>, añade el atributo <text:span text:style-name="Source_20_Text">especialidad</text:span> y cuenta con el método <text:span text:style-name="Source_20_Text">mostrarTecnico</text:span> para mostrar toda la información de un técnico.</text:p>
            </text:list-item>
          </text:list>
        </text:list-item>
        <text:list-item>
          <text:p text:style-name="P8"><text:span text:style-name="Strong_20_Emphasis">Comentarios en el código</text:span></text:p>
          <text:p text:style-name="P1"/>
          <text:p text:style-name="P4"><text:span text:style-name="Source_20_Text">class Persona {</text:span></text:p>
          <text:p text:style-name="P2"><text:span text:style-name="Source_20_Text">private: // Atributos de Persona</text:span></text:p>
          <text:p text:style-name="P2"><text:span text:style-name="Source_20_Text"><text:s text:c="4"/>string nombre;</text:span></text:p>
          <text:p text:style-name="P2"><text:span text:style-name="Source_20_Text"><text:s text:c="4"/>int edad;</text:span></text:p>
          <text:p text:style-name="P2"><text:span text:style-name="Source_20_Text">public: // Constructor de Persona</text:span></text:p>
          <text:p text:style-name="P2"><text:span text:style-name="Source_20_Text"><text:s text:c="4"/>Persona(string, int); </text:span></text:p>
          <text:p text:style-name="P2"><text:span text:style-name="Source_20_Text"><text:s text:c="4"/>void mostrarPersona(); // Método para mostrar datos de Persona</text:span></text:p>
          <text:p text:style-name="P2"><text:span text:style-name="Source_20_Text">};</text:span></text:p>
          <text:p text:style-name="P2"><text:span text:style-name="Source_20_Text">class Empleado : public Persona {</text:span></text:p>
          <text:p text:style-name="P2"><text:span text:style-name="Source_20_Text">private: // Atributo de Empleado</text:span></text:p>
          <text:p text:style-name="P2"><text:span text:style-name="Source_20_Text"><text:s text:c="4"/>float sueldo;</text:span></text:p>
          <text:p text:style-name="P2"><text:span text:style-name="Source_20_Text">public: // Constructor de Empleado</text:span></text:p>
          <text:p text:style-name="P2"><text:span text:style-name="Source_20_Text"><text:s text:c="4"/>Empleado(string, int, float); </text:span></text:p>
          <text:p text:style-name="P2"><text:span text:style-name="Source_20_Text"><text:s text:c="4"/>void mostrarEmpleado(); // Método para mostrar datos de Empleado</text:span></text:p>
          <text:p text:style-name="P2"><text:span text:style-name="Source_20_Text">};</text:span></text:p>
          <text:p text:style-name="P2"><text:span text:style-name="Source_20_Text">class Estudiante : public Persona {</text:span></text:p>
          <text:p text:style-name="P2"><text:span text:style-name="Source_20_Text">private: // Atributo de Estudiante</text:span></text:p>
          <text:p text:style-name="P2"><text:span text:style-name="Source_20_Text"><text:s text:c="4"/>float notaFinal;</text:span></text:p>
          <text:p text:style-name="P2"><text:span text:style-name="Source_20_Text">public: // Constructor de Estudiante</text:span></text:p>
          <text:p text:style-name="P2"><text:span text:style-name="Source_20_Text"><text:s text:c="4"/>Estudiante(string, int, float);</text:span></text:p>
          <text:p text:style-name="P2"><text:span text:style-name="Source_20_Text"><text:s text:c="4"/>void mostrarEstudiante(); // Método para mostrar datos de Estudiante</text:span></text:p>
          <text:p text:style-name="P2"><text:span text:style-name="Source_20_Text">};</text:span></text:p>
          <text:p text:style-name="P2"><text:span text:style-name="Source_20_Text">class Tecnico : public Estudiante {</text:span></text:p>
          <text:p text:style-name="P2"><text:span text:style-name="Source_20_Text">private: // Atributo de Tecnico</text:span></text:p>
          <text:p text:style-name="P2"><text:span text:style-name="Source_20_Text"><text:s text:c="4"/>string especialidad;</text:span></text:p>
          <text:p text:style-name="P2"><text:span text:style-name="Source_20_Text">public: // Constructor de Tecnico</text:span></text:p>
          <text:p text:style-name="P2"><text:span text:style-name="Source_20_Text"><text:s text:c="4"/>Tecnico(string, int, float, string);</text:span></text:p>
          <text:p text:style-name="P2"><text:span text:style-name="Source_20_Text"><text:s text:c="4"/>void mostrarTecnico(); // Método para mostrar datos de Tecnico</text:span></text:p>
          <text:p text:style-name="P3"><text:span text:style-name="Source_20_Text">};</text:span></text:p>
          <text:list>
            <text:list-item>
              <text:p text:style-name="P9"><text:span text:style-name="Strong_20_Emphasis">Clase padre en la jerarquía</text:span>: La clase padre en esta jerarquía es <text:span text:style-name="Source_20_Text">Persona</text:span>.</text:p>
            </text:list-item>
            <text:list-item>
              <text:p text:style-name="P9"><text:span text:style-name="Strong_20_Emphasis">Clases que heredan de </text:span><text:span text:style-name="Strong_20_Emphasis"><text:span text:style-name="Source_20_Text">Persona</text:span></text:span>: Las clases <text:span text:style-name="Source_20_Text">Empleado</text:span> y <text:span text:style-name="Source_20_Text">Estudiante</text:span> heredan de <text:span text:style-name="Source_20_Text">Persona</text:span>.</text:p>
            </text:list-item>
            <text:list-item>
              <text:p text:style-name="P9"><text:span text:style-name="Strong_20_Emphasis">Relación entre </text:span><text:span text:style-name="Strong_20_Emphasis"><text:span text:style-name="Source_20_Text">Estudiante</text:span></text:span><text:span text:style-name="Strong_20_Emphasis"> y </text:span><text:span text:style-name="Strong_20_Emphasis"><text:span text:style-name="Source_20_Text">Tecnico</text:span></text:span>: <text:span text:style-name="Source_20_Text">Tecnico</text:span> es una subclase de <text:span text:style-name="Source_20_Text">Estudiante</text:span>, lo que significa que <text:span text:style-name="Source_20_Text">Tecnico</text:span> hereda de <text:span text:style-name="Source_20_Text">Estudiante</text:span>.</text:p>
            </text:list-item>
            <text:list-item>
              <text:p text:style-name="P9"><text:span text:style-name="Strong_20_Emphasis">Propósito del constructor de </text:span><text:span text:style-name="Strong_20_Emphasis"><text:span text:style-name="Source_20_Text">Empleado</text:span></text:span>: El constructor de <text:span text:style-name="Source_20_Text">Empleado</text:span> se utiliza para inicializar el nombre y la edad a través del constructor de <text:span text:style-name="Source_20_Text">Persona</text:span>, y luego inicializar el atributo específico <text:span text:style-name="Source_20_Text">sueldo</text:span> de la clase <text:span text:style-name="Source_20_Text">Empleado</text:span>.</text:p>
            </text:list-item>
            <text:list-item>
              <text:p text:style-name="P9"><text:span text:style-name="Strong_20_Emphasis">Propósito del método </text:span><text:span text:style-name="Strong_20_Emphasis"><text:span text:style-name="Source_20_Text">mostrarPersona()</text:span></text:span>: <text:span text:style-name="Source_20_Text">mostrarPersona()</text:span> tiene como propósito mostrar los atributos <text:span text:style-name="Source_20_Text">nombre</text:span> y <text:span text:style-name="Source_20_Text">edad</text:span> de la clase <text:span text:style-name="Source_20_Text">Persona</text:span>. Este método es utilizado por las clases derivadas para mostrar información compartida.</text:p>
            </text:list-item>
            <text:list-item>
              <text:p text:style-name="P8"><text:span text:style-name="Strong_20_Emphasis">Método utilizado para mostrar el salario del empleado</text:span>: El método <text:span text:style-name="Source_20_Text">mostrarEmpleado()</text:span> se encarga de mostrar el salario del empleado, ya que llama a <text:span text:style-name="Source_20_Text">mostrarPersona()</text:span> y luego muestra el atributo <text:span text:style-name="Source_20_Text">sueldo</text:span>.</text:p>
            </text:list-item>
          </text:list>
        </text:list-item>
      </text:list>
      <text:p text:style-name="P7">4o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9T00:07:41.308000000</meta:creation-date>
    <dc:date>2024-11-09T00:09:10.879000000</dc:date>
    <meta:editing-duration>PT1M30S</meta:editing-duration>
    <meta:editing-cycles>1</meta:editing-cycles>
    <meta:document-statistic meta:table-count="0" meta:image-count="0" meta:object-count="0" meta:page-count="2" meta:paragraph-count="53" meta:word-count="736" meta:character-count="4812" meta:non-whitespace-character-count="4096"/>
    <meta:generator>LibreOffice/24.2.4.2$Windows_X86_64 LibreOffice_project/51a6219feb6075d9a4c46691dcfe0cd9c4fff3c2</meta:generator>
  </office:meta>
</office:document-meta>
</file>